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language="pt" fo:country="PT" officeooo:paragraph-rsid="0000e085"/>
    </style:style>
    <style:style style:name="P2" style:family="paragraph" style:parent-style-name="Heading_20_2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size="10pt" fo:language="pt" fo:country="PT" officeooo:paragraph-rsid="0000e085" style:font-size-asian="10pt" style:font-size-complex="10pt"/>
    </style:style>
    <style:style style:name="P3" style:family="paragraph" style:parent-style-name="Heading_20_2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size="10pt" fo:language="pt" fo:country="PT" fo:font-weight="bold" officeooo:paragraph-rsid="0000e085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officeooo:paragraph-rsid="000188fd"/>
    </style:style>
    <style:style style:name="P5" style:family="paragraph" style:parent-style-name="Text_20_body">
      <style:paragraph-properties fo:margin-left="0cm" fo:margin-right="0cm" fo:margin-top="0cm" fo:margin-bottom="0.212cm" loext:contextual-spacing="false" style:line-height-at-least="0.423cm" fo:orphans="2" fo:widows="2" fo:text-indent="0cm" style:auto-text-indent="false"/>
      <style:text-properties officeooo:paragraph-rsid="0000e085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" fo:font-size="18pt" fo:letter-spacing="normal" fo:language="pt" fo:country="PT" fo:font-style="normal" fo:font-weight="bold" officeooo:rsid="0000dc6a" officeooo:paragraph-rsid="0000e085" style:font-style-asian="normal" style:font-style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" fo:font-size="18pt" fo:letter-spacing="normal" fo:language="pt" fo:country="PT" fo:font-style="normal" fo:font-weight="bold" officeooo:rsid="0000e085" officeooo:paragraph-rsid="0000e085" style:font-style-asian="normal" style:font-style-complex="normal"/>
    </style:style>
    <style:style style:name="P8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/>
      <style:text-properties officeooo:paragraph-rsid="0000e085"/>
    </style:style>
    <style:style style:name="P9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/>
      <style:text-properties fo:language="pt" fo:country="PT" officeooo:paragraph-rsid="0000e085"/>
    </style:style>
    <style:style style:name="P10" style:family="paragraph" style:parent-style-name="Text_20_body">
      <style:paragraph-properties fo:margin-top="0.212cm" fo:margin-bottom="0.106cm" loext:contextual-spacing="false" style:line-height-at-least="0.423cm" fo:orphans="2" fo:widows="2"/>
      <style:text-properties officeooo:paragraph-rsid="0002afe7"/>
    </style:style>
    <style:style style:name="P11" style:family="paragraph" style:parent-style-name="Text_20_body" style:list-style-name="L2">
      <style:paragraph-properties fo:margin-top="0.212cm" fo:margin-bottom="0.106cm" loext:contextual-spacing="false" style:line-height-at-least="0.423cm" fo:orphans="2" fo:widows="2"/>
      <style:text-properties style:font-name="Times New Roman" officeooo:rsid="0002afe7" officeooo:paragraph-rsid="0002afe7"/>
    </style:style>
    <style:style style:name="P12" style:family="paragraph" style:parent-style-name="Text_20_body" style:list-style-name="L3">
      <style:paragraph-properties fo:margin-top="0.212cm" fo:margin-bottom="0.106cm" loext:contextual-spacing="false" style:line-height-at-least="0.423cm" fo:orphans="2" fo:widows="2"/>
      <style:text-properties style:font-name="Times New Roman" officeooo:rsid="0002afe7" officeooo:paragraph-rsid="0002afe7"/>
    </style:style>
    <style:style style:name="P13" style:family="paragraph" style:parent-style-name="Text_20_body" style:list-style-name="L3">
      <style:paragraph-properties fo:margin-top="0.212cm" fo:margin-bottom="0.106cm" loext:contextual-spacing="false" style:line-height-at-least="0.423cm" fo:orphans="2" fo:widows="2"/>
      <style:text-properties style:font-name="Times New Roman" officeooo:rsid="000498db" officeooo:paragraph-rsid="000498db"/>
    </style:style>
    <style:style style:name="P14" style:family="paragraph" style:parent-style-name="Text_20_body" style:list-style-name="L1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Times New Roman" fo:font-size="10pt" fo:letter-spacing="normal" fo:language="pt" fo:country="PT" fo:font-style="normal" fo:font-weight="normal" officeooo:rsid="000188fd" officeooo:paragraph-rsid="000188fd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Times New Roman" fo:font-size="10pt" fo:letter-spacing="normal" fo:language="pt" fo:country="PT" fo:font-style="normal" fo:font-weight="normal" officeooo:rsid="0002afe7" officeooo:paragraph-rsid="0002afe7" style:font-size-asian="10pt" style:font-weight-asian="normal" style:font-size-complex="10pt" style:font-weight-complex="normal"/>
    </style:style>
    <style:style style:name="P16" style:family="paragraph" style:parent-style-name="Text_20_body" style:list-style-name="L3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Times New Roman" fo:font-size="10pt" fo:letter-spacing="normal" fo:language="pt" fo:country="PT" fo:font-style="normal" fo:font-weight="normal" officeooo:rsid="0002afe7" officeooo:paragraph-rsid="0002afe7" style:font-size-asian="10pt" style:font-weight-asian="normal" style:font-size-complex="10pt" style:font-weight-complex="normal"/>
    </style:style>
    <style:style style:name="P17" style:family="paragraph" style:parent-style-name="Text_20_body" style:list-style-name="L4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Times New Roman" fo:font-size="10pt" fo:letter-spacing="normal" fo:language="pt" fo:country="PT" fo:font-style="normal" fo:font-weight="normal" officeooo:rsid="0002afe7" officeooo:paragraph-rsid="0002afe7" style:font-size-asian="10pt" style:font-weight-asian="normal" style:font-size-complex="10pt" style:font-weight-complex="normal"/>
    </style:style>
    <style:style style:name="P18" style:family="paragraph" style:parent-style-name="Text_20_body" style:list-style-name="L4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Times New Roman" fo:font-size="10pt" fo:letter-spacing="normal" fo:language="pt" fo:country="PT" fo:font-style="normal" fo:font-weight="normal" officeooo:rsid="000498db" officeooo:paragraph-rsid="000498db" style:font-size-asian="10pt" style:font-weight-asian="normal" style:font-size-complex="10pt" style:font-weight-complex="normal"/>
    </style:style>
    <style:style style:name="P19" style:family="paragraph" style:parent-style-name="Text_20_body" style:list-style-name="L2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Times New Roman" fo:font-size="10pt" fo:letter-spacing="normal" fo:language="pt" fo:country="PT" fo:font-style="normal" fo:font-weight="normal" officeooo:rsid="000188fd" officeooo:paragraph-rsid="000188fd" style:font-name-asian="NSimSun" style:font-size-asian="10pt" style:font-weight-asian="normal" style:font-name-complex="Arial2" style:font-size-complex="10pt" style:font-weight-complex="normal"/>
    </style:style>
    <style:style style:name="P20" style:family="paragraph" style:parent-style-name="Text_20_body" style:list-style-name="L2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Times New Roman" fo:font-size="10pt" fo:letter-spacing="normal" fo:language="pt" fo:country="PT" fo:font-style="normal" fo:font-weight="normal" officeooo:rsid="0002afe7" officeooo:paragraph-rsid="0002afe7" style:font-name-asian="NSimSun" style:font-size-asian="10pt" style:font-weight-asian="normal" style:font-name-complex="Arial2" style:font-size-complex="10pt" style:font-weight-complex="normal"/>
    </style:style>
    <style:style style:name="P21" style:family="paragraph" style:parent-style-name="Text_20_body" style:list-style-name="L1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Arial" fo:font-size="10pt" fo:letter-spacing="normal" fo:language="pt" fo:country="PT" fo:font-style="normal" fo:font-weight="normal" officeooo:rsid="0002afe7" officeooo:paragraph-rsid="0002afe7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Arial" fo:font-size="10pt" fo:letter-spacing="normal" fo:language="pt" fo:country="PT" fo:font-style="normal" fo:font-weight="normal" officeooo:rsid="0002afe7" officeooo:paragraph-rsid="0002afe7" style:font-size-asian="10pt" style:font-weight-asian="normal" style:font-size-complex="10pt" style:font-weight-complex="normal"/>
    </style:style>
    <style:style style:name="P23" style:family="paragraph" style:parent-style-name="Text_20_body" style:list-style-name="L2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Arial" fo:font-size="10pt" fo:letter-spacing="normal" fo:language="pt" fo:country="PT" fo:font-style="normal" fo:font-weight="normal" officeooo:rsid="0002afe7" officeooo:paragraph-rsid="0002afe7" style:font-name-asian="NSimSun" style:font-size-asian="10pt" style:font-weight-asian="normal" style:font-name-complex="Arial2" style:font-size-complex="10pt" style:font-weight-complex="normal"/>
    </style:style>
    <style:style style:name="P24" style:family="paragraph" style:parent-style-name="Text_20_body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Arial" fo:font-size="10pt" fo:letter-spacing="normal" fo:language="pt" fo:country="PT" fo:font-style="normal" fo:font-weight="bold" officeooo:rsid="0002afe7" officeooo:paragraph-rsid="0002afe7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 officeooo:rsid="0000dc6a" style:font-weight-asian="bold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bold" officeooo:rsid="00016986" style:font-name-asian="NSimSun" style:font-size-asian="24pt" style:font-weight-asian="bold" style:font-name-complex="Arial2" style:font-size-complex="24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officeooo:rsid="0000e085" style:font-name-asian="NSimSun" style:font-size-asian="24pt" style:font-weight-asian="bold" style:font-name-complex="Arial2" style:font-size-complex="24pt" style:font-weight-complex="bold"/>
    </style:style>
    <style:style style:name="T5" style:family="text">
      <style:text-properties fo:font-variant="normal" fo:text-transform="none" fo:color="#000000" style:font-name="Arial" fo:letter-spacing="normal" fo:font-style="normal"/>
    </style:style>
    <style:style style:name="T6" style:family="text">
      <style:text-properties fo:font-variant="normal" fo:text-transform="none" fo:color="#000000" style:font-name="Arial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Arial" fo:letter-spacing="normal" fo:font-style="normal" fo:font-weight="bold" officeooo:rsid="0003347b" style:font-name-asian="NSimSun" style:font-weight-asian="bold" style:font-name-complex="Arial2" style:font-weight-complex="bold"/>
    </style:style>
    <style:style style:name="T8" style:family="text">
      <style:text-properties fo:font-variant="normal" fo:text-transform="none" fo:color="#000000" style:font-name="Arial" fo:letter-spacing="normal" fo:font-style="normal" officeooo:rsid="00016986" style:font-name-asian="NSimSun" style:font-name-complex="Arial2"/>
    </style:style>
    <style:style style:name="T9" style:family="text">
      <style:text-properties fo:font-variant="normal" fo:text-transform="none" fo:color="#000000" style:font-name="Arial" fo:font-size="10pt" fo:letter-spacing="normal" fo:language="pt" fo:country="PT" fo:font-style="normal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000000" style:font-name="Arial" fo:font-size="10pt" fo:letter-spacing="normal" fo:language="pt" fo:country="PT" fo:font-style="normal" fo:font-weight="bold" officeooo:rsid="00016986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style:font-name="Arial" fo:font-size="10pt" fo:letter-spacing="normal" fo:language="pt" fo:country="PT" fo:font-style="normal" fo:font-weight="bold" officeooo:rsid="000188f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Arial" fo:font-size="10pt" fo:letter-spacing="normal" fo:language="pt" fo:country="PT" fo:font-style="normal" fo:font-weight="bold" officeooo:rsid="0002afe7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style:font-name="Arial" fo:font-size="10pt" fo:letter-spacing="normal" fo:language="pt" fo:country="PT" fo:font-style="normal" fo:font-weight="bold" officeooo:rsid="00016986" style:font-name-asian="NSimSun" style:font-size-asian="10pt" style:font-weight-asian="bold" style:font-name-complex="Arial2" style:font-size-complex="10pt" style:font-weight-complex="bold"/>
    </style:style>
    <style:style style:name="T14" style:family="text">
      <style:text-properties fo:font-variant="normal" fo:text-transform="none" fo:color="#000000" style:font-name="Arial" fo:font-size="10pt" fo:letter-spacing="normal" fo:language="pt" fo:country="PT" fo:font-style="normal" fo:font-weight="bold" officeooo:rsid="000188fd" style:font-name-asian="NSimSun" style:font-size-asian="10pt" style:font-weight-asian="bold" style:font-name-complex="Arial2" style:font-size-complex="10pt" style:font-weight-complex="bold"/>
    </style:style>
    <style:style style:name="T15" style:family="text">
      <style:text-properties fo:font-variant="normal" fo:text-transform="none" fo:color="#000000" style:font-name="Times New Roman1" fo:font-size="10pt" fo:letter-spacing="normal" fo:font-style="normal" fo:font-weight="normal" officeooo:rsid="0000dc6a" style:font-style-asian="normal" style:font-style-complex="normal"/>
    </style:style>
    <style:style style:name="T16" style:family="text">
      <style:text-properties fo:font-variant="normal" fo:text-transform="none" fo:color="#000000" style:font-name="Times New Roman1" fo:font-size="10pt" fo:letter-spacing="normal" fo:font-style="normal" fo:font-weight="normal" officeooo:rsid="0000e085" style:font-style-asian="normal" style:font-style-complex="normal"/>
    </style:style>
    <style:style style:name="T17" style:family="text">
      <style:text-properties fo:font-variant="normal" fo:text-transform="none" fo:color="#000000" style:font-name="Times New Roman1" fo:font-size="10pt" fo:letter-spacing="normal" fo:font-style="normal" fo:font-weight="normal" officeooo:rsid="00016986" style:font-style-asian="normal" style:font-style-complex="normal"/>
    </style:style>
    <style:style style:name="T18" style:family="text">
      <style:text-properties fo:font-variant="normal" fo:text-transform="none" fo:color="#000000" style:font-name="Times New Roman1" fo:font-size="10pt" fo:letter-spacing="normal" fo:language="pt" fo:country="PT" fo:font-style="normal" fo:font-weight="normal" officeooo:rsid="00016986" style:font-style-asian="normal" style:font-style-complex="normal"/>
    </style:style>
    <style:style style:name="T19" style:family="text">
      <style:text-properties fo:font-variant="normal" fo:text-transform="none" fo:color="#000000" style:font-name="Times New Roman1" fo:font-size="10pt" fo:letter-spacing="normal" fo:language="pt" fo:country="PT" fo:font-style="normal" fo:font-weight="normal" officeooo:rsid="000188fd" style:font-style-asian="normal" style:font-style-complex="normal"/>
    </style:style>
    <style:style style:name="T20" style:family="text">
      <style:text-properties fo:font-variant="normal" fo:text-transform="none" fo:color="#000000" style:font-name="Times New Roman1" fo:font-size="10pt" fo:letter-spacing="normal" fo:language="pt" fo:country="PT" fo:font-style="normal" fo:font-weight="normal" officeooo:rsid="0002afe7" style:font-style-asian="normal" style:font-style-complex="normal"/>
    </style:style>
    <style:style style:name="T21" style:family="text">
      <style:text-properties fo:font-variant="normal" fo:text-transform="none" fo:color="#000000" style:font-name="Arial1" fo:font-size="10pt" fo:letter-spacing="normal" fo:language="pt" fo:country="PT" fo:font-style="normal" fo:font-weight="bold" officeooo:rsid="00016986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variant="normal" fo:text-transform="none" fo:color="#000000" style:font-name="Arial1" fo:font-size="10pt" fo:letter-spacing="normal" fo:language="pt" fo:country="PT" fo:font-style="normal" fo:font-weight="bold" officeooo:rsid="000188f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variant="normal" fo:text-transform="none" fo:color="#000000" fo:font-size="10pt" fo:letter-spacing="normal" fo:language="pt" fo:country="PT" fo:font-style="normal" fo:font-weight="normal" style:font-name-asian="NSimSun" style:font-size-asian="10pt" style:font-weight-asian="normal" style:font-name-complex="Arial2" style:font-size-complex="10pt" style:font-weight-complex="normal"/>
    </style:style>
    <style:style style:name="T24" style:family="text">
      <style:text-properties fo:font-variant="normal" fo:text-transform="none" fo:color="#000000" fo:font-size="10pt" fo:letter-spacing="normal" fo:language="pt" fo:country="PT" fo:font-style="normal" fo:font-weight="normal" officeooo:rsid="000188fd" style:font-name-asian="NSimSun" style:font-size-asian="10pt" style:font-weight-asian="normal" style:font-name-complex="Arial2" style:font-size-complex="10pt" style:font-weight-complex="normal"/>
    </style:style>
    <style:style style:name="T25" style:family="text">
      <style:text-properties fo:font-variant="normal" fo:text-transform="none" fo:color="#000000" fo:font-size="10pt" fo:letter-spacing="normal" fo:language="pt" fo:country="PT" fo:font-style="normal" fo:font-weight="normal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00" fo:font-size="10pt" fo:letter-spacing="normal" fo:language="pt" fo:country="PT" fo:font-style="normal" fo:font-weight="normal" officeooo:rsid="0002afe7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istema de Propostas de Aluguel</text:p>
      <text:p text:style-name="P7">Lista de ferramentas</text:p>
      <text:p text:style-name="P6"/>
      <text:h text:style-name="P1" text:outline-level="1"><text:bookmark text:name="1.                  Introduction"/><text:span text:style-name="T1">1. </text:span><text:span text:style-name="T2">Introdução</text:span></text:h>
      <text:h text:style-name="P2" text:outline-level="2"><text:bookmark text:name="1.1               Purpose"/><text:span text:style-name="T6">1.1 </text:span><text:span text:style-name="T7">Objetivo</text:span></text:h>
      <text:p text:style-name="P9"><text:span text:style-name="T15">Esse documento tem como propósito definir a</text:span><text:span text:style-name="T16">s ferramentas que vão auxiliar todas as atividades no ciclo de vida do sistema.</text:span></text:p>
      <text:h text:style-name="P2" text:outline-level="2"><text:bookmark text:name="1.2               Scope"/><text:span text:style-name="T6">1.2 </text:span><text:span text:style-name="T7">Escopo</text:span></text:h>
      <text:p text:style-name="P9"><text:span text:style-name="T17">Ess</text:span><text:span text:style-name="T16">a lista de ferramentas</text:span><text:span text:style-name="T17"> se relaciona com os elementos p</text:span><text:span text:style-name="T16">resentes no</text:span><text:span text:style-name="T17"> projeto Sistemas de Propostas de Aluguel.</text:span></text:p>
      <text:h text:style-name="P3" text:outline-level="2"><text:bookmark text:name="1.4               Overview"/><text:span text:style-name="T5">1.</text:span><text:span text:style-name="T8">3 Visão Geral</text:span></text:h>
      <text:p text:style-name="P8"><text:span text:style-name="T18">As </text:span><text:span text:style-name="T19">ferramentas estão separadas por tópicos </text:span><text:span text:style-name="T20">para melhorar a organização</text:span><text:span text:style-name="T19">.</text:span></text:p>
      <text:h text:style-name="P1" text:outline-level="1"><text:bookmark text:name="2.                  Definitions"/><text:span text:style-name="T1">2. </text:span><text:span text:style-name="T3">F</text:span><text:span text:style-name="T4">erramentas</text:span></text:h>
      <text:p text:style-name="P4"><text:span text:style-name="T10">2.1 D</text:span><text:span text:style-name="T11">ocumentação</text:span></text:p>
      <text:list xml:id="list3246836415" text:style-name="L1">
        <text:list-item>
          <text:p text:style-name="P14">Google Docs, LibreOffice ou Word.</text:p>
        </text:list-item>
        <text:list-item>
          <text:p text:style-name="P15">DIA</text:p>
        </text:list-item>
        <text:list-item>
          <text:p text:style-name="P14">Markdown</text:p>
        </text:list-item>
        <text:list-item>
          <text:p text:style-name="P15">OpenUp</text:p>
          <text:p text:style-name="P21"/>
        </text:list-item>
      </text:list>
      <text:p text:style-name="P4"><text:bookmark text:name="2.1               &lt;aTerm&gt;"/><text:span text:style-name="T9">2.</text:span><text:span text:style-name="T13">2</text:span><text:span text:style-name="T9"> </text:span><text:span text:style-name="T14">Codificação</text:span></text:p>
      <text:list xml:id="list221399494" text:style-name="L2">
        <text:list-item>
          <text:p text:style-name="P19">React</text:p>
        </text:list-item>
        <text:list-item>
          <text:p text:style-name="P19">Ruby on Rails</text:p>
        </text:list-item>
        <text:list-item>
          <text:p text:style-name="P11"><text:span text:style-name="T24">H</text:span><text:span text:style-name="T23">TML</text:span></text:p>
        </text:list-item>
        <text:list-item>
          <text:p text:style-name="P20">CSS</text:p>
        </text:list-item>
        <text:list-item>
          <text:p text:style-name="P20">Ruby</text:p>
        </text:list-item>
        <text:list-item>
          <text:p text:style-name="P20">Java Script</text:p>
          <text:p text:style-name="P23"/>
        </text:list-item>
      </text:list>
      <text:p text:style-name="P5"><text:span text:style-name="T21">2.3 M</text:span><text:span text:style-name="T22">odelagem Visual e Elementos Gráficos</text:span></text:p>
      <text:list xml:id="list144328146395606" text:continue-list="list3246836415" text:style-name="L1">
        <text:list-item>
          <text:p text:style-name="P14">Figma</text:p>
        </text:list-item>
        <text:list-item>
          <text:p text:style-name="P15">HTML</text:p>
        </text:list-item>
        <text:list-item>
          <text:p text:style-name="P15">CSS</text:p>
        </text:list-item>
      </text:list>
      <text:p text:style-name="P10"><text:span text:style-name="T11">2.</text:span><text:span text:style-name="T12">4</text:span><text:span text:style-name="T11"> G</text:span><text:span text:style-name="T12">erenciamento de Projeto</text:span></text:p>
      <text:list xml:id="list4051329925" text:style-name="L3">
        <text:list-item>
          <text:p text:style-name="P16">GitHub</text:p>
        </text:list-item>
        <text:list-item>
          <text:p text:style-name="P16"><text:soft-page-break/>Slack</text:p>
        </text:list-item>
        <text:list-item>
          <text:p text:style-name="P12"><text:span text:style-name="T25">Trello</text:span></text:p>
        </text:list-item>
        <text:list-item>
          <text:p text:style-name="P13"><text:span text:style-name="T25">Discord</text:span></text:p>
        </text:list-item>
      </text:list>
      <text:p text:style-name="P22"/>
      <text:p text:style-name="P24">2.5 Banco de Dados</text:p>
      <text:list xml:id="list1581958935" text:style-name="L4">
        <text:list-item>
          <text:p text:style-name="P17">DB Designer</text:p>
        </text:list-item>
        <text:list-item>
          <text:p text:style-name="P17">DB Browser</text:p>
        </text:list-item>
        <text:list-item>
          <text:p text:style-name="P17">SQLite</text:p>
        </text:list-item>
        <text:list-item>
          <text:p text:style-name="P18">PostgreSQL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03T14:43:27.368000000</dc:date>
    <meta:editing-duration>PT11M44S</meta:editing-duration>
    <meta:editing-cycles>2</meta:editing-cycles>
    <meta:document-statistic meta:table-count="0" meta:image-count="0" meta:object-count="0" meta:page-count="2" meta:paragraph-count="38" meta:word-count="137" meta:character-count="722" meta:non-whitespace-character-count="644"/>
  </office:meta>
</office:document-meta>
</file>